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8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table:style-name="ce2"/>
          <table:table-cell table:style-name="ce4"/>
          <table:table-cell/>
        </table:table-row>
        <table:table-row table:style-name="ro2">
          <table:table-cell table:style-name="ce3" office:value-type="string">
            <text:p><text:a xlink:href="http://www.leetcode.com/2011/08/insert-into-a-cyclic-sorted-list.html">Insert into a Cyclic Sorted List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11/convert-binary-search-tree-bst-to.html">Convert Binary Search Tree (BST) to Sorted Doubly-Linked List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11/convert-sorted-list-to-balanced-binary.html">Convert Sorted List to Balanced Binary Search Tree (BST)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09/detecting-loop-in-singly-linked-list.html">Detecting a Loop in a Singly Linked List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09/splitting-linked-list.html">Splitting Linked List</text:a></text:p>
          </table:table-cell>
          <table:table-cell table:style-name="ce5"/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3:2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2-20T13:24:51</dc:date>
    <dc:creator>Tejas </dc:creator>
    <meta:editing-duration>PT00H11M17S</meta:editing-duration>
    <meta:editing-cycles>8</meta:editing-cycles>
    <meta:generator>OpenOffice.org/3.2$Linux OpenOffice.org_project/320m12$Build-9483</meta:generator>
    <meta:document-statistic meta:table-count="3" meta:cell-count="8" meta:object-count="0"/>
  </office:meta>
</office:document-meta>
</file>